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SAMUEL 30-3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VENGEANCE (30:1-3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DAVID'S VENGEANCE (30:1-3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sorrow (30:1-8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sorrow (30:1-8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destruction (30:1-5): While David and his men are gone, the Amalekites destroy Ziklag and carry off its citizens, including David's two wives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distress (30:6): David's men threaten to kill him for allowing this to happen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direction (30:7-8): The Lord orders David to attack the enemy, assuring him of victory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DAVID'S VENGEANCE (30:1-31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 sorrow (30:1-8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success (30:9-20): David mobilizes his men and attacks the Amalekites.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success (30:9-20): David mobilizes his men and attacks the Amalekites.<text:s text:c="1"/></text:span><text:span text:style-name="a485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wo hundred exhausted men (30:9-10): As David and his men cross Besor Brook, 200 of his men are too tired to continue; only 400 men press on to fight the Amalekites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One Egyptian man (30:11-16): David's men find an Egyptian slave who had been left behind by the Amalekites. The man agrees to take David to the Amalekites' camp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Four hundred energized men (30:17-20): David's men attack the camp and destroy the Amalekites, recovering all the captives and goods that had been taken.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DAVID'S VENGEANCE (30:1-31)<text:s text:c="1"/></text:span><text:span text:style-name="a503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The sorrow (30:1-8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success (30:9-20): David mobilizes his men and attacks the Amalekites.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 sharing (30:21-31): David distributes the plunder among two groups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-title-Title-Slide" presentation:presentation-page-layout-name="Master1-PPL1" draw:id="Slide-262">
        <draw:frame draw:id="id95" presentation:style-name="a523" draw:name="Title 1" svg:x="1.38in" svg:y="0.83in" svg:width="10.3in" svg:height="4.42in" presentation:class="title" presentation:placeholder="false">
          <draw:text-box>
            <text:p text:style-name="a522" text:class-names="" text:cond-style-name=""><text:span text:style-name="a520" text:class-names=""><text:s text:c="1"/>The sharing (30:21-31): David distributes the plunder among two groups:<text:s text:c="1"/></text:span><text:span text:style-name="a521" text:class-names=""/></text:p>
          </draw:text-box>
          <svg:title/>
          <svg:desc/>
        </draw:frame>
        <draw:frame draw:id="id96" presentation:style-name="a528" draw:name="Subtitle 2" svg:x="1.38in" svg:y="5.25in" svg:width="10.3in" svg:height="1.85in" presentation:class="subtitle" presentation:placeholder="false">
          <draw:text-box>
            <text:p text:style-name="a525" text:class-names="" text:cond-style-name=""><text:span text:style-name="a524" text:class-names=""><text:s text:c="1"/>The soldiers of Israel (30:21-25)<text:s text:c="1"/></text:span></text:p>
            <text:p text:style-name="a527" text:class-names="" text:cond-style-name=""><text:span text:style-name="a526" text:class-names=""/></text:p>
          </draw:text-box>
          <svg:title/>
          <svg:desc/>
        </draw:frame>
      </draw:page>
      <draw:page draw:name="Slide8" draw:style-name="a529" draw:master-page-name="Master1-Layout12-tx-Title-and-Text" presentation:presentation-page-layout-name="Master1-PPL12" draw:id="Slide-263">
        <draw:frame draw:id="id97" presentation:style-name="a533" draw:name="Title 1" svg:x="1.38in" svg:y="0.4in" svg:width="10.6in" svg:height="1.44965in" presentation:class="title" presentation:placeholder="false">
          <draw:text-box>
            <text:p text:style-name="a532" text:class-names="" text:cond-style-name=""><text:span text:style-name="a530" text:class-names=""><text:s text:c="1"/>The soldiers of Israel (30:21-25)<text:s text:c="1"/></text:span><text:span text:style-name="a531" text:class-names=""/></text:p>
          </draw:text-box>
          <svg:title/>
          <svg:desc/>
        </draw:frame>
        <draw:frame draw:id="id98" presentation:style-name="a543" draw:name="Text Placeholder 2" svg:x="1.38in" svg:y="2in" svg:width="9.4in" svg:height="4.75868in" presentation:class="outline" presentation:placeholder="false">
          <draw:text-box>
            <text:list text:style-name="a536">
              <text:list-item>
                <text:p text:style-name="a535" text:class-names="" text:cond-style-name=""><text:span text:style-name="a534" text:class-names=""><text:s text:c="1"/>Their objection (30:21-22): The 400 soldiers object to sharing the plunder with the 200 who stayed behind.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His ordinance (30:23-25): David insists that the plunder be shared with those who guard the equipment as well as with those who fight.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</draw:page>
      <draw:page draw:name="Slide9" draw:style-name="a544" draw:master-page-name="Master1-Layout12-tx-Title-and-Text" presentation:presentation-page-layout-name="Master1-PPL12" draw:id="Slide-264">
        <draw:frame draw:id="id99" presentation:style-name="a548" draw:name="Title 1" svg:x="1.38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<text:s text:c="1"/>The sharing (30:21-31): David distributes the plunder among two groups:<text:s text:c="1"/></text:span><text:span text:style-name="a546" text:class-names=""/></text:p>
          </draw:text-box>
          <svg:title/>
          <svg:desc/>
        </draw:frame>
        <draw:frame draw:id="id100" presentation:style-name="a558" draw:name="Text Placeholder 2" svg:x="1.38in" svg:y="2in" svg:width="9.4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<text:s text:c="1"/>The soldiers of Israel (30:21-25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The leaders of Judah (30:26-31): The leaders of several towns of Judah also receive a portion of the plunder.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DAVID'S VENGEANCE (30:1-31)<text:s text:c="1"/></text:span><text:span text:style-name="a561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The sorrow (30:1-8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The success (30:9-20): David mobilizes his men and attacks the Amalekites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The sharing (30:21-31): David distributes the plunder among two groups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1 SAMUEL 30-31<text:s text:c="1"/></text:span><text:span text:style-name="a579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DAVID'S VENGEANCE (30:1-31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THE PHILISTINES' VICTORY (31:1-13): When the Philistines attack the Israelites, Saul and his sons are killed on the battlefield, just as Samuel foretold.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THE PHILISTINES' VICTORY (31:1-13): When the Philistines attack the Israelites, Saul and his sons are killed on the battlefield, just as Samuel foretold.<text:s text:c="1"/></text:span><text:span text:style-name="a594" text:class-names=""/></text:p>
          </draw:text-box>
          <svg:title/>
          <svg:desc/>
        </draw:frame>
        <draw:frame draw:id="id106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The method (31:1-6): On Mount Gilboa, Saul's sons are killed, and Saul is critically wounded by the Philistines. He falls on his own sword to avoid capture and abuse by the enemy.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mutilation (31:7-10): The Philistines cut off Saul's head and fasten his body to the wall of the city of Beth-shan.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3" draw:style-name="a607" draw:master-page-name="Master1-Layout12-tx-Title-and-Text" presentation:presentation-page-layout-name="Master1-PPL12" draw:id="Slide-268">
        <draw:frame draw:id="id107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1 SAMUEL 30-31<text:s text:c="1"/></text:span><text:span text:style-name="a609" text:class-names=""/></text:p>
          </draw:text-box>
          <svg:title/>
          <svg:desc/>
        </draw:frame>
        <draw:frame draw:id="id108" presentation:style-name="a621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DAVID'S VENGEANCE (30:1-31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THE PHILISTINES' VICTORY (31:1-13): When the Philistines attack the Israelites, Saul and his sons are killed on the battlefield, just as Samuel foretold.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SAMUEL 30-31 </dc:title>
    <meta:initial-creator>David STRICKLAND</meta:initial-creator>
    <dc:creator>David STRICKLAND</dc:creator>
    <meta:creation-date>2020-02-23T23:09:02Z</meta:creation-date>
    <dc:date>2020-02-23T23:09:02Z</dc:date>
    <meta:template xlink:href="BibleStudy" xlink:type="simple"/>
    <meta:editing-cycles>1</meta:editing-cycles>
    <meta:editing-duration>PT0S</meta:editing-duration>
    <meta:document-statistic meta:paragraph-count="40" meta:word-count="603"/>
  </office:meta>
</office:document-meta>
</file>